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text-align="justify" style:justify-single-word="false"/>
      <style:text-properties style:font-name="arial" fo:font-size="10pt" style:font-size-asian="10pt" style:font-size-complex="10pt"/>
    </style:style>
    <style:style style:name="P15"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0"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2"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4"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5"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3" style:family="paragraph" style:parent-style-name="Table_20_Contents">
      <style:paragraph-properties fo:text-align="justify" style:justify-single-word="false"/>
      <style:text-properties style:font-name="Arial" fo:font-size="10pt" style:font-size-asian="10pt" style:font-size-complex="10pt"/>
    </style:style>
    <style:style style:name="P34"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5"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6" style:family="paragraph" style:parent-style-name="Text_20_body" style:list-style-name="L2">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37"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3" style:family="paragraph" style:parent-style-name="Text_20_body" style:list-style-name="L2">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arial" fo:font-style="normal" style:font-style-asian="normal" style:font-style-complex="normal"/>
    </style:style>
    <style:style style:name="T17" style:family="text">
      <style:text-properties style:font-name="FreeMono"/>
    </style:style>
    <style:style style:name="T18" style:family="text">
      <style:text-properties style:font-name="FreeMono" fo:font-weight="normal" style:font-weight-asian="normal" style:font-weight-complex="normal"/>
    </style:style>
    <style:style style:name="T19" style:family="text">
      <style:text-properties style:text-position="sub 58%" style:font-name="arial" fo:font-style="italic" fo:font-weight="normal" style:font-style-asian="italic" style:font-weight-asian="normal" style:font-style-complex="italic" style:font-weight-complex="normal"/>
    </style:style>
    <style:style style:name="T20" style:family="text">
      <style:text-properties style:text-position="sub 58%" style:font-name="arial" fo:font-style="italic" style:font-style-asian="italic" style:font-style-complex="italic"/>
    </style:style>
    <style:style style:name="T21" style:family="text">
      <style:text-properties style:text-position="sub 58%" style:font-name="Arial" fo:font-style="italic" fo:font-weight="normal" style:font-style-asian="italic" style:font-weight-asian="normal" style:font-style-complex="italic" style:font-weight-complex="normal"/>
    </style:style>
    <style:style style:name="T22" style:family="text">
      <style:text-properties style:text-position="0% 100%" style:font-name="arial" fo:font-style="normal" fo:font-weight="normal" style:font-style-asian="normal" style:font-weight-asian="normal" style:font-style-complex="normal" style:font-weight-complex="normal"/>
    </style:style>
    <style:style style:name="T23"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6">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38"><text:a xlink:type="simple" xlink:href="mailto:jlouisy@etu.enseeiht.fr"><text:span text:style-name="T1">Julien Louisy</text:span></text:a></text:p>
        </text:list-item>
        <text:list-item>
          <text:p text:style-name="P38"><text:a xlink:type="simple" xlink:href="mailto:jlouisy@etu.enseeiht.fr"><text:span text:style-name="T1">Julien Clariond</text:span></text:a></text:p>
        </text:list-item>
        <text:list-item>
          <text:p text:style-name="P38"><text:a xlink:type="simple" xlink:href="mailto:jlouisy@etu.enseeiht.fr"><text:span text:style-name="T1">Hery Randriamanamihaga</text:span></text:a></text:p>
        </text:list-item>
        <text:list-item>
          <text:p text:style-name="P38"><text:a xlink:type="simple" xlink:href="mailto:jlouisy@etu.enseeiht.fr"><text:span text:style-name="T1">Ezequiel Geremia</text:span></text:a></text:p>
        </text:list-item>
        <text:list-item>
          <text:p text:style-name="P38"><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7">Sommaire</text:p>
          </text:index-title>
          <text:p text:style-name="P29">1Niveau 1<text:tab/>3</text:p>
          <text:p text:style-name="P28">1.1Niveau 2<text:tab/>3</text:p>
          <text:p text:style-name="P30">1.1.1Niveau 3<text:tab/>3</text:p>
        </text:index-body>
      </text:table-of-content>
      <text:p text:style-name="Standard"/>
      <text:p text:style-name="P10"/>
      <text:list text:style-name="L2">
        <text:list-item>
          <text:p text:style-name="P43">- Préliminaires</text:p>
        </text:list-item>
      </text:list>
      <text:p text:style-name="P13"><text:tab/>Les notations suivantes seront utilisées dans ce document :</text:p>
      <text:list text:style-name="L3">
        <text:list-item>
          <text:p text:style-name="P34"><text:span text:style-name="T8">dom0</text:span><text:tab/>: système d'exploitation hôte associé à Xen s'exécutant sur une machine physique ;</text:p>
        </text:list-item>
        <text:list-item>
          <text:p text:style-name="P34"><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3"><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23"><text:tab/>Certains tests, notamment ceux concernant la mesure de performances, amènent à analyser les caractéristiques propres migration, e.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13"/>
      <text:list text:style-name="L2" text:continue-numbering="true">
        <text:list-item>
          <text:p text:style-name="P36">- Tests de validation</text:p>
        </text:list-item>
      </text:list>
      <text:p text:style-name="P12"/>
      <table:table table:name="Tableau30" table:style-name="Tableau30">
        <table:table-column table:style-name="Tableau30.A"/>
        <table:table-column table:style-name="Tableau30.B"/>
        <table:table-row>
          <table:table-cell table:style-name="Tableau30.A1" office:value-type="string">
            <text:p text:style-name="P31">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2">Énoncé du test</text:p>
                </table:table-cell>
                <table:table-cell table:style-name="Tableau30.B1.2.1" office:value-type="string">
                  <text:p text:style-name="P16">Migration d'un <text:span text:style-name="T8">domU</text:span> entre deux <text:span text:style-name="T8">dom0</text:span>s.</text:p>
                </table:table-cell>
              </table:table-row>
              <table:table-row table:style-name="Tableau30.B1.1">
                <table:table-cell table:style-name="Tableau30.B1.1.2" office:value-type="string">
                  <text:p text:style-name="P32">Prérequis</text:p>
                </table:table-cell>
                <table:table-cell table:style-name="Tableau30.B1.2.2" office:value-type="string">
                  <text:p text:style-name="P20"><text:span text:style-name="T4">(</text:span><text:span text:style-name="T3">P#)</text:span></text:p>
                </table:table-cell>
              </table:table-row>
              <table:table-row>
                <table:table-cell table:style-name="Tableau30.B1.1.2" office:value-type="string">
                  <text:p text:style-name="P32">Déroulement du test</text:p>
                </table:table-cell>
                <table:table-cell table:style-name="Tableau30.B1.2.2" office:value-type="string">
                  <text:p text:style-name="P14">Exécuter la commande <text:span text:style-name="T18"># watch -n1 xm list</text:span> sur le <text:span text:style-name="T8">dom0_source </text:span><text:span text:style-name="T10">et le </text:span><text:span text:style-name="T8">dom0_destination</text:span><text:span text:style-name="T10">.</text:span></text:p>
                  <text:p text:style-name="P19">Exécuter la commande</text:p>
                  <text:p text:style-name="P25"># migrate --live &lt;machine virtuelle&gt; &lt;hôte de destination&gt;</text:p>
                  <text:p text:style-name="P14">sur le dom0_source.</text:p>
                </table:table-cell>
              </table:table-row>
              <table:table-row>
                <table:table-cell table:style-name="Tableau30.B1.1.2" office:value-type="string">
                  <text:p text:style-name="P32">Résultat attendu</text:p>
                </table:table-cell>
                <table:table-cell table:style-name="Tableau30.B1.2.2" office:value-type="string">
                  <text:p text:style-name="P14">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32">Référence de l'exigence</text:p>
                </table:table-cell>
                <table:table-cell table:style-name="Tableau30.B1.2.5" office:value-type="string">
                  <text:p text:style-name="P33">EF1</text:p>
                </table:table-cell>
              </table:table-row>
            </table:table>
          </table:table-cell>
        </table:table-row>
      </table:table>
      <text:p text:style-name="P12"/>
      <table:table table:name="Tableau12" table:style-name="Tableau12">
        <table:table-column table:style-name="Tableau12.A"/>
        <table:table-column table:style-name="Tableau12.B"/>
        <table:table-row>
          <table:table-cell table:style-name="Tableau12.A1" office:value-type="string">
            <text:p text:style-name="P31">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32">Énoncé du test</text:p>
                </table:table-cell>
                <table:table-cell table:style-name="Tableau12.B1.2.1" office:value-type="string">
                  <text:p text:style-name="P16">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32">Prérequis</text:p>
                </table:table-cell>
                <table:table-cell table:style-name="Tableau12.B1.2.2" office:value-type="string">
                  <text:p text:style-name="P20"><text:span text:style-name="T4">(</text:span><text:span text:style-name="T3">P#)</text:span></text:p>
                  <text:p text:style-name="P16">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32">Déroulement du test</text:p>
                </table:table-cell>
                <table:table-cell table:style-name="Tableau12.B1.2.2" office:value-type="string">
                  <text:p text:style-name="P16">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32"><text:soft-page-break/>Résultat attendu</text:p>
                </table:table-cell>
                <table:table-cell table:style-name="Tableau12.B1.2.2" office:value-type="string">
                  <text:p text:style-name="P14">Le client ne doit pas être déconnecté.</text:p>
                </table:table-cell>
              </table:table-row>
              <table:table-row>
                <table:table-cell table:style-name="Tableau12.B1.1.5" office:value-type="string">
                  <text:p text:style-name="P32">Référence de l'exigence</text:p>
                </table:table-cell>
                <table:table-cell table:style-name="Tableau12.B1.2.5" office:value-type="string">
                  <text:p text:style-name="P33">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31">T3</text:p>
          </table:table-cell>
          <table:table-cell>
            <table:table table:is-sub-table="true">
              <table:table-column table:style-name="Tableau2.B1.1"/>
              <table:table-column table:style-name="Tableau2.B1.2"/>
              <table:table-row>
                <table:table-cell table:style-name="Tableau2.B1.1.1" office:value-type="string">
                  <text:p text:style-name="P32">Énoncé du test</text:p>
                </table:table-cell>
                <table:table-cell table:style-name="Tableau2.B1.2.1" office:value-type="string">
                  <text:p text:style-name="P23">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32">Prérequis</text:p>
                </table:table-cell>
                <table:table-cell table:style-name="Tableau2.B1.2.2" office:value-type="string">
                  <text:p text:style-name="P23"><text:span text:style-name="T6">(</text:span><text:span text:style-name="T5">P#)</text:span></text:p>
                  <text:p text:style-name="P14">Le programme <text:span text:style-name="T11">P </text:span><text:span text:style-name="T16">s'exécute sur </text:span><text:span text:style-name="T8">domU</text:span><text:span text:style-name="T10">.</text:span></text:p>
                </table:table-cell>
              </table:table-row>
              <table:table-row>
                <table:table-cell table:style-name="Tableau2.B1.1.2" office:value-type="string">
                  <text:p text:style-name="P32">Déroulement du test</text:p>
                </table:table-cell>
                <table:table-cell table:style-name="Tableau2.B1.2.2" office:value-type="string">
                  <text:p text:style-name="P16"><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6"><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6"><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32">Résultat attendu</text:p>
                </table:table-cell>
                <table:table-cell table:style-name="Tableau2.B1.2.2" office:value-type="string">
                  <text:p text:style-name="P14">Les fichiers <text:span text:style-name="T8">F1</text:span> et <text:span text:style-name="T8">F2</text:span> sont identiques.</text:p>
                </table:table-cell>
              </table:table-row>
              <table:table-row>
                <table:table-cell table:style-name="Tableau2.B1.1.5" office:value-type="string">
                  <text:p text:style-name="P32">Référence de l'exigence</text:p>
                </table:table-cell>
                <table:table-cell table:style-name="Tableau2.B1.2.5" office:value-type="string">
                  <text:p text:style-name="P33">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31">T4</text:p>
          </table:table-cell>
          <table:table-cell>
            <table:table table:is-sub-table="true">
              <table:table-column table:style-name="Tableau3.B1.1"/>
              <table:table-column table:style-name="Tableau3.B1.2"/>
              <table:table-row>
                <table:table-cell table:style-name="Tableau3.B1.1.1" office:value-type="string">
                  <text:p text:style-name="P32">Énoncé du test</text:p>
                </table:table-cell>
                <table:table-cell table:style-name="Tableau3.B1.2.1" office:value-type="string">
                  <text:p text:style-name="P23">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32">Prérequis</text:p>
                </table:table-cell>
                <table:table-cell table:style-name="Tableau3.B1.2.2" office:value-type="string">
                  <text:p text:style-name="P23"><text:span text:style-name="T6">(</text:span><text:span text:style-name="T5">P#)</text:span></text:p>
                  <text:p text:style-name="P14">Le programme <text:span text:style-name="T12">P</text:span><text:span text:style-name="T19">k</text:span><text:span text:style-name="T12"> </text:span>décrit l'ensemble des applications suivantes : <text:span text:style-name="T12">P</text:span><text:span text:style-name="T19">1 </text:span><text:span text:style-name="T22">est un serveur de streaming, <text:s/></text:span><text:span text:style-name="T23">P</text:span><text:span text:style-name="T19">2</text:span><text:span text:style-name="T19"> </text:span><text:span text:style-name="T22">est un compteur synchrone écrivant ses résultats dans un fichier.</text:span></text:p>
                </table:table-cell>
              </table:table-row>
              <table:table-row>
                <table:table-cell table:style-name="Tableau3.B1.1.2" office:value-type="string">
                  <text:p text:style-name="P32">Déroulement du test</text:p>
                </table:table-cell>
                <table:table-cell table:style-name="Tableau3.B1.2.2" office:value-type="string">
                  <text:p text:style-name="P16"><text:span text:style-name="T8">Cas 1 :</text:span> seul le programme <text:span text:style-name="T11">P</text:span><text:span text:style-name="T20">k</text:span> s'exécute sur le <text:span text:style-name="T8">domU</text:span> hébergé par le <text:span text:style-name="T8">dom0_source</text:span>. Une migration du <text:span text:style-name="T8">domU</text:span> est opérée vers le <text:span text:style-name="T8">dom0_destination</text:span>.</text:p>
                  <text:p text:style-name="P16"><text:span text:style-name="T8">Cas 2 :</text:span> le programme <text:span text:style-name="T11">P</text:span><text:span text:style-name="T20">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32">Résultat attendu</text:p>
                </table:table-cell>
                <table:table-cell table:style-name="Tableau3.B1.2.2" office:value-type="string">
                  <text:p text:style-name="P14">Les critères de réussite dépendent du <text:span text:style-name="T12">P</text:span><text:span text:style-name="T19">k</text:span> choisi : pour <text:span text:style-name="T12">P</text:span><text:span text:style-name="T19">1</text:span> aucun client connecté au serveur ne doit être déconnecté, pour <text:span text:style-name="T23">P</text:span><text:span text:style-name="T19">2</text:span> les fichiers produits dans chacun des deux cas doivent être identiques.</text:p>
                </table:table-cell>
              </table:table-row>
              <table:table-row>
                <table:table-cell table:style-name="Tableau3.B1.1.5" office:value-type="string">
                  <text:p text:style-name="P32"><text:soft-page-break/>Référence de l'exigence</text:p>
                </table:table-cell>
                <table:table-cell table:style-name="Tableau3.B1.2.5" office:value-type="string">
                  <text:p text:style-name="P33">EF1, EF2, EF3, EF4</text:p>
                </table:table-cell>
              </table:table-row>
            </table:table>
          </table:table-cell>
        </table:table-row>
      </table:table>
      <text:p text:style-name="P10"/>
      <table:table table:name="Tableau4" table:style-name="Tableau4">
        <table:table-column table:style-name="Tableau4.A"/>
        <table:table-column table:style-name="Tableau4.B"/>
        <table:table-row>
          <table:table-cell table:style-name="Tableau4.A1" office:value-type="string">
            <text:p text:style-name="P31">T5</text:p>
          </table:table-cell>
          <table:table-cell>
            <table:table table:is-sub-table="true">
              <table:table-column table:style-name="Tableau4.B1.1"/>
              <table:table-column table:style-name="Tableau4.B1.2"/>
              <table:table-row>
                <table:table-cell table:style-name="Tableau4.B1.1.1" office:value-type="string">
                  <text:p text:style-name="P32">Énoncé du test</text:p>
                </table:table-cell>
                <table:table-cell table:style-name="Tableau4.B1.2.1" office:value-type="string">
                  <text:p text:style-name="P24">Mesure comparative de la durée de la migration d'un <text:span text:style-name="T8">domU</text:span>.</text:p>
                </table:table-cell>
              </table:table-row>
              <table:table-row>
                <table:table-cell table:style-name="Tableau4.B1.1.2" office:value-type="string">
                  <text:p text:style-name="P32">Prérequis</text:p>
                </table:table-cell>
                <table:table-cell table:style-name="Tableau4.B1.2.2" office:value-type="string">
                  <text:p text:style-name="P23"><text:span text:style-name="T6">(</text:span><text:span text:style-name="T5">P#)</text:span></text:p>
                  <text:p text:style-name="P17"><text:span text:style-name="T3">Le programme </text:span><text:span text:style-name="T11">T</text:span><text:span text:style-name="T3"> capable d'accéder au temps processeur d'un </text:span><text:span text:style-name="T5">domU</text:span><text:span text:style-name="T3">.</text:span></text:p>
                  <text:p text:style-name="P17"><text:span text:style-name="T3">Le programme </text:span><text:span text:style-name="T11">P</text:span><text:span text:style-name="T3"> capable d'effectuer des appels RMI successifs depuis <text:s/></text:span><text:span text:style-name="T5">dom0_source</text:span><text:span text:style-name="T3"> cers le </text:span><text:span text:style-name="T5">dom0_destination</text:span><text:span text:style-name="T3">.</text:span></text:p>
                </table:table-cell>
              </table:table-row>
              <table:table-row>
                <table:table-cell table:style-name="Tableau4.B1.1.2" office:value-type="string">
                  <text:p text:style-name="P32">Déroulement du test</text:p>
                </table:table-cell>
                <table:table-cell table:style-name="Tableau4.B1.2.2" office:value-type="string">
                  <text:p text:style-name="P21">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1">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32">Résultat attendu</text:p>
                </table:table-cell>
                <table:table-cell table:style-name="Tableau4.B1.2.2" office:value-type="string">
                  <text:p text:style-name="P14">La durée de deux migrations successive exprimée en fonction de la durée d'un appel RMI.</text:p>
                </table:table-cell>
              </table:table-row>
              <table:table-row>
                <table:table-cell table:style-name="Tableau4.B1.1.5" office:value-type="string">
                  <text:p text:style-name="P32">Référence de l'exigence</text:p>
                </table:table-cell>
                <table:table-cell table:style-name="Tableau4.B1.2.5" office:value-type="string">
                  <text:p text:style-name="P33">EF1, EF5</text:p>
                </table:table-cell>
              </table:table-row>
            </table:table>
          </table:table-cell>
        </table:table-row>
      </table:table>
      <text:p text:style-name="P10"/>
      <table:table table:name="Tableau5" table:style-name="Tableau5">
        <table:table-column table:style-name="Tableau5.A"/>
        <table:table-column table:style-name="Tableau5.B"/>
        <table:table-row>
          <table:table-cell table:style-name="Tableau5.A1" office:value-type="string">
            <text:p text:style-name="P31">T6</text:p>
          </table:table-cell>
          <table:table-cell>
            <table:table table:is-sub-table="true">
              <table:table-column table:style-name="Tableau5.B1.1"/>
              <table:table-column table:style-name="Tableau5.B1.2"/>
              <table:table-row>
                <table:table-cell table:style-name="Tableau5.B1.1.1" office:value-type="string">
                  <text:p text:style-name="P32">Énoncé du test</text:p>
                </table:table-cell>
                <table:table-cell table:style-name="Tableau5.B1.2.1" office:value-type="string">
                  <text:p text:style-name="P24">Calcul du délai introduit par la migration dans l'exécution d'un programme s'exécutant sur un <text:span text:style-name="T8">domU</text:span>.</text:p>
                </table:table-cell>
              </table:table-row>
              <table:table-row>
                <table:table-cell table:style-name="Tableau5.B1.1.2" office:value-type="string">
                  <text:p text:style-name="P32">Prérequis</text:p>
                </table:table-cell>
                <table:table-cell table:style-name="Tableau5.B1.2.2" office:value-type="string">
                  <text:p text:style-name="P23"><text:span text:style-name="T6">(</text:span><text:span text:style-name="T5">P#)</text:span><text:span text:style-name="T7">, T5</text:span></text:p>
                  <text:p text:style-name="P17"><text:span text:style-name="T3">Le programme </text:span><text:span text:style-name="T11">T</text:span><text:span text:style-name="T3"> capable d'accéder au temps processeur d'un </text:span><text:span text:style-name="T5">domU</text:span><text:span text:style-name="T3">.</text:span></text:p>
                  <text:p text:style-name="P17"><text:span text:style-name="T3">Le programme </text:span><text:span text:style-name="T11">P </text:span><text:span text:style-name="T14">doit s'exécuter sur une durée supérieur à la durée de deux migration successives</text:span><text:span text:style-name="T3">.</text:span></text:p>
                </table:table-cell>
              </table:table-row>
              <table:table-row>
                <table:table-cell table:style-name="Tableau5.B1.1.2" office:value-type="string">
                  <text:p text:style-name="P32">Déroulement du test</text:p>
                </table:table-cell>
                <table:table-cell table:style-name="Tableau5.B1.2.2" office:value-type="string">
                  <text:p text:style-name="P14"><text:span text:style-name="T8">Cas 1 :</text:span> <text:span text:style-name="T10">mesure de la durée d'exécution du programme </text:span><text:span text:style-name="T12">P</text:span><text:span text:style-name="T21">k</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21">k</text:span><text:span text:style-name="T10"> l'autre à son retour.</text:span></text:p>
                  <text:p text:style-name="P22">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ext:p text:style-name="P16"/>
                </table:table-cell>
              </table:table-row>
              <table:table-row>
                <table:table-cell table:style-name="Tableau5.B1.1.2" office:value-type="string">
                  <text:p text:style-name="P32"><text:soft-page-break/>Résultat attendu</text:p>
                </table:table-cell>
                <table:table-cell table:style-name="Tableau5.B1.2.2" office:value-type="string">
                  <text:p text:style-name="P14">Le délai introduit par la migration exprimé en fonction de la durée d'une migration.</text:p>
                </table:table-cell>
              </table:table-row>
              <table:table-row>
                <table:table-cell table:style-name="Tableau5.B1.1.5" office:value-type="string">
                  <text:p text:style-name="P32">Référence de l'exigence</text:p>
                </table:table-cell>
                <table:table-cell table:style-name="Tableau5.B1.2.5" office:value-type="string">
                  <text:p text:style-name="P33">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31">T7</text:p>
          </table:table-cell>
          <table:table-cell>
            <table:table table:is-sub-table="true">
              <table:table-column table:style-name="Tableau6.B1.1"/>
              <table:table-column table:style-name="Tableau6.B1.2"/>
              <table:table-row>
                <table:table-cell table:style-name="Tableau6.B1.1.1" office:value-type="string">
                  <text:p text:style-name="P32">Énoncé du test</text:p>
                </table:table-cell>
                <table:table-cell table:style-name="Tableau6.B1.2.1" office:value-type="string">
                  <text:p text:style-name="P16">Mesure du durée de l'interruption de service produite par une migration de <text:span text:style-name="T8">domU </text:span>et <text:span text:style-name="T14">doit s'exécuter sur une durée supérieur à la durée d'une migration</text:span>.</text:p>
                </table:table-cell>
              </table:table-row>
              <table:table-row>
                <table:table-cell table:style-name="Tableau6.B1.1.2" office:value-type="string">
                  <text:p text:style-name="P32">Prérequis</text:p>
                </table:table-cell>
                <table:table-cell table:style-name="Tableau6.B1.2.2" office:value-type="string">
                  <text:p text:style-name="P37">(P#)</text:p>
                  <text:p text:style-name="P17"><text:span text:style-name="T3">Le commande </text:span><text:span text:style-name="T17">ping</text:span><text:span text:style-name="T3"> paramétrable en fréquence.</text:span></text:p>
                  <text:p text:style-name="P17"><text:span text:style-name="T3">Le programme </text:span><text:span text:style-name="T11">P</text:span><text:span text:style-name="T3"> qui utilise la commande </text:span><text:span text:style-name="T17">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32">Déroulement du test</text:p>
                </table:table-cell>
                <table:table-cell table:style-name="Tableau6.B1.2.2" office:value-type="string">
                  <text:p text:style-name="P17"><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7">ping</text:span>.</text:p>
                  <text:p text:style-name="P17">La durée de l'interruption de service introduit par une migration de <text:span text:style-name="T8">domU <text:s/></text:span>est la différence entre le nombre de requêtes <text:span text:style-name="T17">ping</text:span> envoyées par <text:s/>et le nombre de requêtes <text:span text:style-name="T17">ping</text:span> reçues par le <text:span text:style-name="T8">dom0_référence</text:span>.</text:p>
                </table:table-cell>
              </table:table-row>
              <table:table-row>
                <table:table-cell table:style-name="Tableau6.B1.1.2" office:value-type="string">
                  <text:p text:style-name="P32">Résultat attendu</text:p>
                </table:table-cell>
                <table:table-cell table:style-name="Tableau6.B1.2.2" office:value-type="string">
                  <text:p text:style-name="P14"><text:span text:style-name="T10">La durée de l'interruption de service introduit par une migration de </text:span><text:span text:style-name="T8">domU</text:span><text:span text:style-name="T10"> 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32">Référence de l'exigence</text:p>
                </table:table-cell>
                <table:table-cell table:style-name="Tableau6.B1.2.5" office:value-type="string">
                  <text:p text:style-name="P33">EF1, EF7</text:p>
                </table:table-cell>
              </table:table-row>
            </table:table>
          </table:table-cell>
        </table:table-row>
      </table:table>
      <text:p text:style-name="P10"/>
      <table:table table:name="Tableau7" table:style-name="Tableau7">
        <table:table-column table:style-name="Tableau7.A"/>
        <table:table-column table:style-name="Tableau7.B"/>
        <table:table-row>
          <table:table-cell table:style-name="Tableau7.A1" office:value-type="string">
            <text:p text:style-name="P31">T8</text:p>
          </table:table-cell>
          <table:table-cell>
            <table:table table:is-sub-table="true">
              <table:table-column table:style-name="Tableau7.B1.1"/>
              <table:table-column table:style-name="Tableau7.B1.2"/>
              <table:table-row>
                <table:table-cell table:style-name="Tableau7.A1" office:value-type="string">
                  <text:p text:style-name="P32">Énoncé du test</text:p>
                </table:table-cell>
                <table:table-cell table:style-name="Tableau7.B1.2.1" office:value-type="string">
                  <text:p text:style-name="P24"/>
                </table:table-cell>
              </table:table-row>
              <table:table-row>
                <table:table-cell table:style-name="Tableau7.B1.1.2" office:value-type="string">
                  <text:p text:style-name="P32">Prérequis</text:p>
                </table:table-cell>
                <table:table-cell table:style-name="Tableau7.B1.2.2" office:value-type="string">
                  <text:p text:style-name="P15"/>
                </table:table-cell>
              </table:table-row>
              <table:table-row>
                <table:table-cell table:style-name="Tableau7.B1.1.2" office:value-type="string">
                  <text:p text:style-name="P32">Déroulement du test</text:p>
                </table:table-cell>
                <table:table-cell table:style-name="Tableau7.B1.2.2" office:value-type="string">
                  <text:p text:style-name="P16">Pour chaque exigence, refaire chacun des tests de satisfaction des exigences EF1 à EF8 dans une architecture autonome administrée par Tune.</text:p>
                </table:table-cell>
              </table:table-row>
              <table:table-row>
                <table:table-cell table:style-name="Tableau7.B1.1.2" office:value-type="string">
                  <text:p text:style-name="P32">Résultat attendu</text:p>
                </table:table-cell>
                <table:table-cell table:style-name="Tableau7.B1.2.2" office:value-type="string">
                  <text:p text:style-name="P14">Chacun des tests effectué pour chaque exigence devra se dérouler correctement.</text:p>
                </table:table-cell>
              </table:table-row>
              <table:table-row>
                <table:table-cell table:style-name="Tableau7.B1.1.5" office:value-type="string">
                  <text:p text:style-name="P32">Référence de l'exigence</text:p>
                </table:table-cell>
                <table:table-cell table:style-name="Tableau7.B1.2.5" office:value-type="string">
                  <text:p text:style-name="P33">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31">T9</text:p>
          </table:table-cell>
          <table:table-cell>
            <table:table table:is-sub-table="true">
              <table:table-column table:style-name="Tableau8.B1.1"/>
              <table:table-column table:style-name="Tableau8.B1.2"/>
              <table:table-row>
                <table:table-cell table:style-name="Tableau8.B1.1.1" office:value-type="string">
                  <text:p text:style-name="P32">Énoncé du test</text:p>
                </table:table-cell>
                <table:table-cell table:style-name="Tableau8.B1.2.1" office:value-type="string">
                  <text:p text:style-name="P24"/>
                </table:table-cell>
              </table:table-row>
              <table:table-row>
                <table:table-cell table:style-name="Tableau8.B1.1.2" office:value-type="string">
                  <text:p text:style-name="P32">Prérequis</text:p>
                </table:table-cell>
                <table:table-cell table:style-name="Tableau8.B1.2.2" office:value-type="string">
                  <text:p text:style-name="P15"/>
                </table:table-cell>
              </table:table-row>
              <table:table-row>
                <table:table-cell table:style-name="Tableau8.B1.1.2" office:value-type="string">
                  <text:p text:style-name="P32">Déroulement du test</text:p>
                </table:table-cell>
                <table:table-cell table:style-name="Tableau8.B1.2.2" office:value-type="string">
                  <text:p text:style-name="P16">Pour chaque exigence, refaire chacun des tests de satisfaction des <text:soft-page-break/>exigences EF1 à EF8 dans une architecture autonome administrée par Tune.</text:p>
                </table:table-cell>
              </table:table-row>
              <table:table-row>
                <table:table-cell table:style-name="Tableau8.B1.1.2" office:value-type="string">
                  <text:p text:style-name="P32">Résultat attendu</text:p>
                </table:table-cell>
                <table:table-cell table:style-name="Tableau8.B1.2.2" office:value-type="string">
                  <text:p text:style-name="P14">Chacun des tests effectué pour chaque exigence devra se dérouler correctement.</text:p>
                </table:table-cell>
              </table:table-row>
              <table:table-row>
                <table:table-cell table:style-name="Tableau8.B1.1.5" office:value-type="string">
                  <text:p text:style-name="P32">Référence de l'exigence</text:p>
                </table:table-cell>
                <table:table-cell table:style-name="Tableau8.B1.2.5" office:value-type="string">
                  <text:p text:style-name="P33">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31">T10</text:p>
          </table:table-cell>
          <table:table-cell>
            <table:table table:is-sub-table="true">
              <table:table-column table:style-name="Tableau9.B1.1"/>
              <table:table-column table:style-name="Tableau9.B1.2"/>
              <table:table-row>
                <table:table-cell table:style-name="Tableau9.B1.1.1" office:value-type="string">
                  <text:p text:style-name="P32">Énoncé du test</text:p>
                </table:table-cell>
                <table:table-cell table:style-name="Tableau9.B1.2.1" office:value-type="string">
                  <text:p text:style-name="P24"/>
                </table:table-cell>
              </table:table-row>
              <table:table-row>
                <table:table-cell table:style-name="Tableau9.B1.1.2" office:value-type="string">
                  <text:p text:style-name="P32">Prérequis</text:p>
                </table:table-cell>
                <table:table-cell table:style-name="Tableau9.B1.2.2" office:value-type="string">
                  <text:p text:style-name="P15"/>
                </table:table-cell>
              </table:table-row>
              <table:table-row>
                <table:table-cell table:style-name="Tableau9.B1.1.2" office:value-type="string">
                  <text:p text:style-name="P32">Déroulement du test</text:p>
                </table:table-cell>
                <table:table-cell table:style-name="Tableau9.B1.2.2" office:value-type="string">
                  <text:p text:style-name="P16">Pour chaque exigence, refaire chacun des tests de satisfaction des exigences EF1 à EF8 dans une architecture autonome administrée par Tune.</text:p>
                </table:table-cell>
              </table:table-row>
              <table:table-row>
                <table:table-cell table:style-name="Tableau9.B1.1.2" office:value-type="string">
                  <text:p text:style-name="P32">Résultat attendu</text:p>
                </table:table-cell>
                <table:table-cell table:style-name="Tableau9.B1.2.2" office:value-type="string">
                  <text:p text:style-name="P14">Chacun des tests effectué pour chaque exigence devra se dérouler correctement.</text:p>
                </table:table-cell>
              </table:table-row>
              <table:table-row>
                <table:table-cell table:style-name="Tableau9.B1.1.5" office:value-type="string">
                  <text:p text:style-name="P32">Référence de l'exigence</text:p>
                </table:table-cell>
                <table:table-cell table:style-name="Tableau9.B1.2.5" office:value-type="string">
                  <text:p text:style-name="P33">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31">T11</text:p>
          </table:table-cell>
          <table:table-cell>
            <table:table table:is-sub-table="true">
              <table:table-column table:style-name="Tableau10.B1.1"/>
              <table:table-column table:style-name="Tableau10.B1.2"/>
              <table:table-row>
                <table:table-cell table:style-name="Tableau10.B1.1.1" office:value-type="string">
                  <text:p text:style-name="P32">Énoncé du test</text:p>
                </table:table-cell>
                <table:table-cell table:style-name="Tableau10.B1.2.1" office:value-type="string">
                  <text:p text:style-name="P24"/>
                </table:table-cell>
              </table:table-row>
              <table:table-row>
                <table:table-cell table:style-name="Tableau10.B1.1.2" office:value-type="string">
                  <text:p text:style-name="P32">Prérequis</text:p>
                </table:table-cell>
                <table:table-cell table:style-name="Tableau10.B1.2.2" office:value-type="string">
                  <text:p text:style-name="P15"/>
                </table:table-cell>
              </table:table-row>
              <table:table-row>
                <table:table-cell table:style-name="Tableau10.B1.1.2" office:value-type="string">
                  <text:p text:style-name="P32">Déroulement du test</text:p>
                </table:table-cell>
                <table:table-cell table:style-name="Tableau10.B1.2.2" office:value-type="string">
                  <text:p text:style-name="P16">Pour chaque exigence, refaire chacun des tests de satisfaction des exigences EF1 à EF8 dans une architecture autonome administrée par Tune.</text:p>
                </table:table-cell>
              </table:table-row>
              <table:table-row>
                <table:table-cell table:style-name="Tableau10.B1.1.2" office:value-type="string">
                  <text:p text:style-name="P32">Résultat attendu</text:p>
                </table:table-cell>
                <table:table-cell table:style-name="Tableau10.B1.2.2" office:value-type="string">
                  <text:p text:style-name="P14">Chacun des tests effectué pour chaque exigence devra se dérouler correctement.</text:p>
                </table:table-cell>
              </table:table-row>
              <table:table-row>
                <table:table-cell table:style-name="Tableau10.B1.1.5" office:value-type="string">
                  <text:p text:style-name="P32">Référence de l'exigence</text:p>
                </table:table-cell>
                <table:table-cell table:style-name="Tableau10.B1.2.5" office:value-type="string">
                  <text:p text:style-name="P33">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31">T12</text:p>
          </table:table-cell>
          <table:table-cell>
            <table:table table:is-sub-table="true">
              <table:table-column table:style-name="Tableau11.B1.1"/>
              <table:table-column table:style-name="Tableau11.B1.2"/>
              <table:table-row>
                <table:table-cell table:style-name="Tableau11.B1.1.1" office:value-type="string">
                  <text:p text:style-name="P32">Énoncé du test</text:p>
                </table:table-cell>
                <table:table-cell table:style-name="Tableau11.B1.2.1" office:value-type="string">
                  <text:p text:style-name="P16"/>
                </table:table-cell>
              </table:table-row>
              <table:table-row>
                <table:table-cell table:style-name="Tableau11.B1.1.2" office:value-type="string">
                  <text:p text:style-name="P32">Prérequis</text:p>
                </table:table-cell>
                <table:table-cell table:style-name="Tableau11.B1.2.2" office:value-type="string">
                  <text:p text:style-name="P18"/>
                  <text:p text:style-name="P16">Le programme de test sera une boucle s'exécutant continuellement pendant une durée prédéterminée.</text:p>
                </table:table-cell>
              </table:table-row>
              <table:table-row>
                <table:table-cell table:style-name="Tableau11.B1.1.2" office:value-type="string">
                  <text:p text:style-name="P32">Déroulement du test</text:p>
                </table:table-cell>
                <table:table-cell table:style-name="Tableau11.B1.2.2" office:value-type="string">
                  <text:p text:style-name="P16">Un certain nombre de machines virtuelles hébergeant le programme de test sont ajoutées.</text:p>
                </table:table-cell>
              </table:table-row>
              <table:table-row>
                <table:table-cell table:style-name="Tableau11.B1.1.2" office:value-type="string">
                  <text:p text:style-name="P32">Résultat attendu</text:p>
                </table:table-cell>
                <table:table-cell table:style-name="Tableau11.B1.2.2" office:value-type="string">
                  <text:p text:style-name="P14">L'environnement intégré dans Tune doit évoluer dans le sens d'un équilibrage des charges CPU.</text:p>
                </table:table-cell>
              </table:table-row>
              <table:table-row>
                <table:table-cell table:style-name="Tableau11.B1.1.5" office:value-type="string">
                  <text:p text:style-name="P32">Référence de l'exigence</text:p>
                </table:table-cell>
                <table:table-cell table:style-name="Tableau11.B1.2.5" office:value-type="string">
                  <text:p text:style-name="P33">EF1, EF12</text:p>
                </table:table-cell>
              </table:table-row>
            </table:table>
          </table:table-cell>
        </table:table-row>
      </table:table>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10:50:39</dc:date>
    <meta:editing-cycles>49</meta:editing-cycles>
    <meta:editing-duration>PT10H21M31S</meta:editing-duration>
    <meta:user-defined meta:name="Info 1"/>
    <meta:user-defined meta:name="Info 2"/>
    <meta:user-defined meta:name="Info 3"/>
    <meta:user-defined meta:name="Info 4"/>
    <meta:document-statistic meta:table-count="12" meta:image-count="1" meta:object-count="0" meta:page-count="8" meta:paragraph-count="170" meta:word-count="1410" meta:character-count="8717"/>
  </office:meta>
</office:document-meta>
</file>